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208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94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03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3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69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58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32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862cm"/>
    </style:style>
    <style:style style:name="pr1" style:family="presentation" style:parent-style-name="기본값-title">
      <style:graphic-properties draw:stroke="solid" fo:min-height="3.506cm"/>
    </style:style>
    <style:style style:name="pr2" style:family="presentation" style:parent-style-name="기본값-notes">
      <style:graphic-properties draw:fill-color="#ffffff" fo:min-height="13.364cm"/>
    </style:style>
    <style:style style:name="pr3" style:family="presentation" style:parent-style-name="기본값-title">
      <style:graphic-properties draw:stroke="solid" fo:min-height="4.023cm"/>
    </style:style>
    <style:style style:name="P1" style:family="paragraph">
      <loext:graphic-properties draw:fill="none" draw:fill-color="#ffffff"/>
      <style:text-properties fo:font-size="18pt" fo:background-color="transparent" style:font-size-asian="24pt" style:font-size-complex="18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 fo:background-color="transparent" style:font-size-asian="24pt" style:font-size-complex="18pt"/>
    </style:style>
    <style:style style:name="T2" style:family="text">
      <style:text-properties fo:font-size="18pt" fo:background-color="#ffff00" style:font-size-asian="18pt" style:font-size-complex="18pt"/>
    </style:style>
    <style:style style:name="T3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249cm" svg:y="6.474cm" presentation:class="title" presentation:user-transformed="true">
          <draw:text-box>
            <text:p>소프트웨어 프로젝트2 – 5 </text:p>
          </draw:text-box>
        </draw:frame>
        <draw:frame draw:style-name="gr1" draw:text-style-name="P1" draw:layer="layout" svg:width="17cm" svg:height="4.6cm" svg:x="8cm" svg:y="10.9cm">
          <draw:text-box>
            <text:p><text:span text:style-name="T1">김진우 <text:s/>문성찬 <text:s/>노지민 <text:s/>박정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1) – Combination 종류</text:p>
          </draw:text-box>
        </draw:frame>
        <draw:frame draw:style-name="gr3" draw:text-style-name="P3" draw:layer="layout" svg:width="15.2cm" svg:height="8.458cm" svg:x="1.6cm" svg:y="7.6cm">
          <draw:text-box>
            <text:p><text:span text:style-name="T2">def factorial(n):</text:span></text:p>
            <text:p><text:span text:style-name="T2"><text:s text:c="4"/></text:span><text:span text:style-name="T2">result = 1</text:span></text:p>
            <text:p><text:span text:style-name="T2"><text:s text:c="4"/></text:span><text:span text:style-name="T2">while n &gt; 0:</text:span></text:p>
            <text:p><text:span text:style-name="T2"><text:s text:c="8"/></text:span><text:span text:style-name="T2">for i in range(1, n + 1):</text:span></text:p>
            <text:p><text:span text:style-name="T2"><text:s text:c="12"/></text:span><text:span text:style-name="T2">result = result * i</text:span></text:p>
            <text:p><text:span text:style-name="T2"><text:s text:c="12"/></text:span><text:span text:style-name="T2">n = n - 1</text:span></text:p>
            <text:p><text:span text:style-name="T3"><text:s text:c="4"/></text:span><text:span text:style-name="T3">return result</text:span></text:p>
            <text:p/>
            <text:p>def factorial_combination(n,m):</text:p>
            <text:p><text:s text:c="4"/>return(factorial(n)/(factorial(m)*factorial(n-m)))</text:p>
            <text:p/>
          </draw:text-box>
        </draw:frame>
        <draw:frame draw:style-name="gr4" draw:text-style-name="P3" draw:layer="layout" svg:width="4.7cm" svg:height="1.191cm" svg:x="1.5cm" svg:y="6.3cm">
          <draw:text-box>
            <text:p>1. factorial 이용</text:p>
          </draw:text-box>
        </draw:frame>
        <draw:frame draw:style-name="gr5" draw:text-style-name="P3" draw:layer="layout" svg:width="12cm" svg:height="7.281cm" svg:x="14.6cm" svg:y="7.6cm">
          <draw:text-box>
            <text:p><text:span text:style-name="T3">def Combination(m,n):</text:span></text:p>
            <text:p><text:span text:style-name="T3"><text:s text:c="4"/></text:span><text:span text:style-name="T3">if m &gt;= 0 and n &gt;= 0 and m &gt;= n:</text:span></text:p>
            <text:p><text:span text:style-name="T3"><text:s text:c="8"/></text:span><text:span text:style-name="T3">if n == 0 or m == n:</text:span></text:p>
            <text:p><text:span text:style-name="T3"><text:s text:c="12"/></text:span><text:span text:style-name="T3">return 1</text:span></text:p>
            <text:p><text:span text:style-name="T3"><text:s text:c="8"/></text:span><text:span text:style-name="T3">else:</text:span></text:p>
            <text:p><text:span text:style-name="T3"><text:s text:c="12"/></text:span><text:span text:style-name="T3">return Combination(m - 1, n - 1) + Combination(m - 1, n)</text:span></text:p>
            <text:p><text:s text:c="4"/>else:</text:p>
            <text:p><text:s text:c="8"/>print("Error")</text:p>
            <text:p><text:s text:c="8"/>quit()</text:p>
          </draw:text-box>
        </draw:frame>
        <draw:frame draw:style-name="gr4" draw:text-style-name="P3" draw:layer="layout" svg:width="6.6cm" svg:height="1.191cm" svg:x="14.6cm" svg:y="6.3cm">
          <draw:text-box>
            <text:p>2. 파스칼 삼각형 이용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2) - 예외 처리 코드</text:p>
          </draw:text-box>
        </draw:frame>
        <draw:frame draw:style-name="gr6" draw:text-style-name="P3" draw:layer="layout" svg:width="12.8cm" svg:height="9.635cm" svg:x="3.1cm" svg:y="7.065cm">
          <draw:text-box>
            <text:p>while n &gt; 0:</text:p>
            <text:p/>
            <text:p><text:s text:c="4"/>facn = factorialn(n)</text:p>
            <text:p><text:s text:c="4"/>facm = factorialn(m)</text:p>
            <text:p><text:s text:c="4"/>facnm = factorialn(n-m)</text:p>
            <text:p/>
            <text:p><text:s text:c="4"/>result = facn/(facm*facnm)</text:p>
            <text:p><text:s text:c="4"/>print("C(",n,",",m,") = ",result)</text:p>
            <text:p/>
            <text:p><text:s text:c="4"/>n = int(input("Enter n: "))</text:p>
            <text:p><text:s text:c="4"/>m = int(input("Enter m: "))</text:p>
            <text:p/>
          </draw:text-box>
        </draw:frame>
        <draw:frame draw:style-name="gr5" draw:text-style-name="P3" draw:layer="layout" svg:width="12cm" svg:height="7.281cm" svg:x="14.5cm" svg:y="7.6cm">
          <draw:text-box>
            <text:p>def Combination(m,n):</text:p>
            <text:p><text:s text:c="4"/><text:span text:style-name="T3">if m &gt;= 0 and n &gt;= 0 and m &gt;= n:</text:span></text:p>
            <text:p><text:s text:c="8"/>if n == 0 or m == n:</text:p>
            <text:p><text:s text:c="12"/>return 1</text:p>
            <text:p><text:s text:c="8"/>else:</text:p>
            <text:p><text:s text:c="12"/>return Combination(m - 1, n - 1) + Combination(m - 1, n)</text:p>
            <text:p><text:s text:c="4"/>else:</text:p>
            <text:p><text:s text:c="8"/>print("Error")</text:p>
            <text:p><text:s text:c="8"/>quit()</text:p>
          </draw:text-box>
        </draw:frame>
        <draw:line draw:style-name="gr7" draw:text-style-name="P4" draw:layer="layout" svg:x1="11.8cm" svg:y1="10.8cm" svg:x2="13.8cm" svg:y2="10.8cm">
          <text:p/>
        </draw:line>
        <draw:frame draw:style-name="gr8" draw:text-style-name="P3" draw:layer="layout" svg:width="13cm" svg:height="1.391cm" svg:x="7.6cm" svg:y="16.209cm">
          <draw:text-box>
            <text:p># mCn에서 m &gt;= n이라는 에러 처리 코드 추가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3) – Combination 상수표시</text:p>
          </draw:text-box>
        </draw:frame>
        <draw:frame draw:style-name="gr9" draw:text-style-name="P3" draw:layer="layout" svg:width="13.2cm" svg:height="4.943cm" svg:x="2.4cm" svg:y="8.6cm">
          <draw:text-box>
            <text:p>while True:</text:p>
            <text:p><text:s text:c="4"/>try:</text:p>
            <text:p><text:s text:c="8"/>num0 = int(input("n값을 입력하시오: "))</text:p>
            <text:p><text:s text:c="8"/>if num0 == -1:</text:p>
            <text:p><text:s text:c="12"/>break</text:p>
            <text:p><text:s text:c="8"/>num1 = int(input("m값을 입력하시오: "))</text:p>
          </draw:text-box>
        </draw:frame>
        <draw:line draw:style-name="gr7" draw:text-style-name="P4" draw:layer="layout" svg:x1="14.8cm" svg:y1="11.2cm" svg:x2="16.8cm" svg:y2="11.2cm">
          <text:p/>
        </draw:line>
        <draw:frame draw:style-name="gr10" draw:text-style-name="P3" draw:layer="layout" svg:width="9.6cm" svg:height="1.191cm" svg:x="17cm" svg:y="8.2cm">
          <draw:text-box>
            <text:p><text:s/></text:p>
          </draw:text-box>
        </draw:frame>
        <draw:frame draw:style-name="gr11" draw:text-style-name="P3" draw:layer="layout" svg:width="10.6cm" svg:height="6.831cm" svg:x="16.8cm" svg:y="8.4cm">
          <draw:text-box>
            <text:p>"n값을 입력하시오: "</text:p>
            <text:p>→ <text:span text:style-name="T3">“</text:span><text:span text:style-name="T3">첫번째 값을 입력하시오</text:span><text:span text:style-name="T3">: “</text:span></text:p>
            <text:p/>
            <text:p>"m값을 입력하시오: "</text:p>
            <text:p>→ <text:span text:style-name="T3">“</text:span><text:span text:style-name="T3">두번째 값을 입력하시오</text:span><text:span text:style-name="T3">: “</text:span></text:p>
            <text:p/>
            <text:p/>
          </draw:text-box>
        </draw:frame>
        <draw:frame draw:style-name="gr4" draw:text-style-name="P3" draw:layer="layout" svg:width="13cm" svg:height="1.191cm" svg:x="7.5cm" svg:y="15.2cm">
          <draw:text-box>
            <text:p># 헷갈릴 수 있는 n과 m을 정확한 순서를 제시함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4) – 0Cn 코드 추가</text:p>
          </draw:text-box>
        </draw:frame>
        <draw:frame draw:style-name="gr12" draw:text-style-name="P3" draw:layer="layout" svg:width="17.8cm" svg:height="6.578cm" svg:x="1.8cm" svg:y="5.8cm">
          <draw:text-box>
            <text:p>def Combination(m,n):</text:p>
            <text:p><text:s text:c="4"/>if m &gt;= 0 and n &gt;= 0 and m &gt;= n:</text:p>
            <text:p><text:s text:c="8"/>if n == 0 or m == n:</text:p>
            <text:p><text:s text:c="12"/>return 1</text:p>
            <text:p><text:s text:c="8"/>else:</text:p>
            <text:p><text:s text:c="12"/>return Combination(m - 1, n - 1) + Combination(m - 1, n)</text:p>
            <text:p><text:s text:c="4"/>else:</text:p>
            <text:p><text:s text:c="8"/>print("Error")</text:p>
            <text:p><text:s text:c="8"/>quit()</text:p>
          </draw:text-box>
        </draw:frame>
        <draw:frame draw:style-name="gr13" draw:text-style-name="P3" draw:layer="layout" svg:width="10.2cm" svg:height="3.766cm" svg:x="12cm" svg:y="11.634cm">
          <draw:text-box>
            <text:p><text:s/><text:span text:style-name="T3">elif m == 0 and n &gt;= 0:</text:span></text:p>
            <text:p><text:span text:style-name="T3"><text:s text:c="8"/></text:span><text:span text:style-name="T3">if n &gt; m:</text:span></text:p>
            <text:p><text:span text:style-name="T3"><text:s text:c="12"/></text:span><text:span text:style-name="T3">return 0</text:span></text:p>
            <text:p><text:span text:style-name="T3"><text:s text:c="8"/></text:span><text:span text:style-name="T3">else:</text:span></text:p>
            <text:p><text:span text:style-name="T3"><text:s text:c="12"/></text:span><text:span text:style-name="T3">return 1</text:span></text:p>
          </draw:text-box>
        </draw:frame>
        <draw:line draw:style-name="gr7" draw:text-style-name="P4" draw:layer="layout" svg:x1="11.4cm" svg:y1="12cm" svg:x2="8.2cm" svg:y2="10.8cm">
          <text:p/>
        </draw:line>
        <draw:frame draw:style-name="gr4" draw:text-style-name="P3" draw:layer="layout" svg:width="12.4cm" svg:height="1.191cm" svg:x="7.4cm" svg:y="16.309cm">
          <draw:text-box>
            <text:p># 0C0 = 1과 0Cn = 0이라는 출력 코드를 추가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3" draw:layer="layout" svg:width="26cm" svg:height="4.023cm" svg:x="1.1cm" svg:y="0.679cm" presentation:class="title" presentation:user-transformed="true">
          <draw:text-box>
            <text:p>코드 리뷰 (5) – 재귀 에러 → trivial case</text:p>
          </draw:text-box>
        </draw:frame>
        <draw:frame draw:style-name="gr14" draw:text-style-name="P3" draw:layer="layout" svg:width="15cm" svg:height="12.439cm" svg:x="1.8cm" svg:y="5.8cm">
          <draw:text-box>
            <text:p>def fac(a):</text:p>
            <text:p><text:s text:c="4"/>if a == 1:</text:p>
            <text:p><text:s text:c="8"/>return 1</text:p>
            <text:p><text:s text:c="4"/>else:</text:p>
            <text:p><text:s text:c="8"/>return a * fac(a-1)</text:p>
            <text:p/>
            <text:p>n = int(input("Enter n: "))</text:p>
            <text:p>m = int(input("Enter m: "))</text:p>
            <text:p>try:</text:p>
            <text:p><text:s text:c="4"/>if n==0 and n &lt; m:</text:p>
            <text:p><text:s text:c="8"/>result = 1</text:p>
            <text:p><text:s text:c="4"/>elif n!=0 and n &lt; m:</text:p>
            <text:p><text:s text:c="8"/>print("Error")</text:p>
            <text:p><text:s text:c="8"/>exit()</text:p>
            <text:p><text:s text:c="4"/>result = fac(n) / (fac(m)*fac(n-m))</text:p>
            <text:p><text:span text:style-name="T3">except RecursionError:</text:span></text:p>
            <text:p><text:span text:style-name="T3"><text:s text:c="4"/></text:span><text:span text:style-name="T3">result = 1</text:span></text:p>
          </draw:text-box>
        </draw:frame>
        <draw:line draw:style-name="gr7" draw:text-style-name="P4" draw:layer="layout" svg:x1="11.8cm" svg:y1="11cm" svg:x2="14.2cm" svg:y2="11cm">
          <text:p/>
        </draw:line>
        <draw:frame draw:style-name="gr4" draw:text-style-name="P3" draw:layer="layout" svg:width="10cm" svg:height="1.191cm" svg:x="9cm" svg:y="18.209cm">
          <draw:text-box>
            <text:p># RecursionError → trivial case 추가</text:p>
          </draw:text-box>
        </draw:frame>
        <draw:frame draw:style-name="gr15" draw:text-style-name="P3" draw:layer="layout" svg:width="10.6cm" svg:height="6.112cm" svg:x="15cm" svg:y="8.4cm">
          <draw:text-box>
            <text:p>def fac(a):</text:p>
            <text:p><text:s text:c="4"/>if a == 1 or <text:span text:style-name="T3">a == 0</text:span>:</text:p>
            <text:p><text:s text:c="8"/>return 1</text:p>
            <text:p><text:s text:c="4"/>else:</text:p>
            <text:p><text:s text:c="8"/>return a * fac(a-1)</text:p>
            <text:p/>
            <text:p>n = int(input("Enter n: "))</text:p>
            <text:p>m = int(input("Enter m: "))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00:53:17.530269960</meta:creation-date>
    <dc:date>2017-09-26T11:25:34.702485604</dc:date>
    <meta:editing-duration>PT56M12S</meta:editing-duration>
    <meta:editing-cycles>17</meta:editing-cycles>
    <meta:generator>LibreOffice/5.1.6.2$Linux_X86_64 LibreOffice_project/10m0$Build-2</meta:generator>
    <meta:document-statistic meta:object-count="61"/>
  </office:meta>
</office:document-meta>
</file>